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5" style:family="paragraph" style:parent-style-name="Table_20_Contents">
      <style:paragraph-properties fo:text-align="start"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officeooo:rsid="007a53f1" officeooo:paragraph-rsid="007a53f1"/>
    </style:style>
    <style:style style:name="P47"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3" style:family="paragraph" style:parent-style-name="Table_20_Contents">
      <style:paragraph-properties fo:text-align="start" style:justify-single-word="false"/>
      <style:text-properties style:font-name="Nimbus Mono PS" officeooo:rsid="007a53f1" officeooo:paragraph-rsid="0085f62d"/>
    </style:style>
    <style:style style:name="P54" style:family="paragraph" style:parent-style-name="Table_20_Contents">
      <style:paragraph-properties fo:text-align="start" style:justify-single-word="false"/>
      <style:text-properties style:font-name="Nimbus Mono PS" officeooo:rsid="007a53f1" officeooo:paragraph-rsid="007a53f1"/>
    </style:style>
    <style:style style:name="P55" style:family="paragraph" style:parent-style-name="Table_20_Contents">
      <style:paragraph-properties fo:text-align="start" style:justify-single-word="false"/>
      <style:text-properties style:font-name="Nimbus Mono PS" officeooo:rsid="0085f62d" officeooo:paragraph-rsid="0085f62d"/>
    </style:style>
    <style:style style:name="P56" style:family="paragraph">
      <loext:graphic-properties draw:fill-color="#ffffff"/>
    </style:style>
    <style:style style:name="P57" style:family="paragraph">
      <loext:graphic-properties draw:fill-color="#000000"/>
      <style:paragraph-properties fo:text-align="center"/>
    </style:style>
    <style:style style:name="P58"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fo:font-size="8pt" officeooo:rsid="0023596c" style:font-size-asian="8pt" style:font-size-complex="8pt"/>
    </style:style>
    <style:style style:name="T70" style:family="text">
      <style:text-properties fo:font-size="18pt" officeooo:rsid="00504de1" style:font-name-asian="Droid Sans Fallback" style:font-size-asian="18pt" style:font-name-complex="Droid Sans Devanagari1" style:font-size-complex="18pt"/>
    </style:style>
    <style:style style:name="T71" style:family="text">
      <style:text-properties officeooo:rsid="0023596c"/>
    </style:style>
    <style:style style:name="T72" style:family="text">
      <style:text-properties officeooo:rsid="0082db6b"/>
    </style:style>
    <style:style style:name="T73" style:family="text">
      <style:text-properties officeooo:rsid="00846b3d"/>
    </style:style>
    <style:style style:name="T74" style:family="text">
      <style:text-properties officeooo:rsid="0085f62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1.1in" fo:min-width="2.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2">BATTLETECH: <text:span text:style-name="T70">OUTWORLDS</text:span><text:span text:style-name="T71"> WASTES<text:line-break/></text:span><text:span text:style-name="T69"><text:line-break/></text:span><text:span text:style-name="T72">RENORSAL CASTLE BRIAN</text:span></text:h>
      <text:p text:style-name="P41"/>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1"/>
      <text:p text:style-name="P2"><draw:frame draw:style-name="fr1" draw:name="Image1" text:anchor-type="as-char" svg:width="5.5472in" svg:height="6.3346in" draw:z-index="6"><draw:image xlink:href="Pictures/100000010000031D0000038ED548C570014A3B91.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41"/>
      <text:p text:style-name="P22">Unit <text:span text:style-name="T3">Limits</text:span>: 6K BV for 1v1, <text:span text:style-name="T12">10</text:span>K for 2v2.</text:p>
      <text:p text:style-name="P35"/>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5"/>
      <text:p text:style-name="P2"><draw:frame draw:style-name="fr1" draw:name="Image2" text:anchor-type="as-char" svg:width="2.778in" svg:height="3.7043in" draw:z-index="7"><draw:image xlink:href="Pictures/100000010000012C00000190788B911D5EF9023B.png" xlink:type="simple" xlink:show="embed" xlink:actuate="onLoad" draw:mime-type="image/png"/></draw:frame></text:p>
      <text:p text:style-name="P35"/>
      <text:p text:style-name="P19"><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4"/>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3"/>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40"/>
      <text:p text:style-name="P16">Unit <text:span text:style-name="T3">Limits</text:span>: 6K BV for 1v1, 9K for 2v2. Max 2 (1v1) <text:span text:style-name="T3">or</text:span> 3 (2v2) BA/infantry <text:span text:style-name="T3">units</text:span> per side.</text:p>
      <text:p text:style-name="P32"><draw:line text:anchor-type="paragraph" draw:z-index="5" draw:name="Horizontal line 1" draw:style-name="gr3" draw:text-style-name="P58"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2"/>
      <text:p text:style-name="P5"><draw:line text:anchor-type="paragraph" draw:z-index="8" draw:name="Horizontal line 2" draw:style-name="gr4" draw:text-style-name="P58" svg:x1="2.3299in" svg:y1="0.65in" svg:x2="5.1898in" svg:y2="0.65in"><text:p/></draw:line><draw:line text:anchor-type="paragraph" draw:z-index="4" draw:name="Horizontal line 5" draw:style-name="gr3" draw:text-style-name="P58" svg:x1="2.3299in" svg:y1="1.0299in" svg:x2="5.1898in" svg:y2="1.0299in"><text:p/></draw:line><draw:line text:anchor-type="paragraph" draw:z-index="28" draw:name="Horizontal line 6" draw:style-name="gr4" draw:text-style-name="P58" svg:x1="2.3299in" svg:y1="1.4201in" svg:x2="5.1898in" svg:y2="1.4201in"><text:p/></draw:line><draw:custom-shape text:anchor-type="char" draw:z-index="9" draw:name="Shape 4" draw:style-name="gr2" draw:text-style-name="P57"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2" draw:text-style-name="P57"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2" draw:text-style-name="P57"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2" draw:text-style-name="P57"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2" draw:text-style-name="P57"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3" draw:style-name="gr2" draw:text-style-name="P57"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 draw:name="Shape 1" draw:style-name="gr5" draw:text-style-name="P56" svg:width="2.8504in" svg:height="2.0587in"><text:p/><draw:enhanced-geometry svg:viewBox="0 0 21600 21600" draw:type="rectangle" draw:enhanced-path="M 0 0 L 21600 0 21600 21600 0 21600 0 0 Z N"/></draw:custom-shape><draw:custom-shape text:anchor-type="char" draw:z-index="27" draw:name="Shape 5" draw:style-name="gr2" draw:text-style-name="P57"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2"/>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2"/>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9"/>
      <text:p text:style-name="P17">Unit <text:span text:style-name="T3">Limits</text:span>: 6K BV for 1v1, <text:span text:style-name="T12">10</text:span>K for 2v2.</text:p>
      <text:p text:style-name="P30"/>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30"><draw:line text:anchor-type="paragraph" draw:z-index="16" draw:name="Horizontal line 3" draw:style-name="gr3" draw:text-style-name="P58" svg:x1="3.6937in" svg:y1="0.1598in" svg:x2="3.6902in" svg:y2="2.2189in"><text:p/></draw:line></text:p>
      <text:p text:style-name="P7"><draw:line text:anchor-type="paragraph" draw:z-index="15" draw:name="Line 2" draw:style-name="gr4" draw:text-style-name="P58" svg:x1="3.6902in" svg:y1="0in" svg:x2="5.1909in" svg:y2="2.0583in"><text:p/></draw:line><draw:line text:anchor-type="paragraph" draw:z-index="17" draw:name="Horizontal line 4" draw:style-name="gr4" draw:text-style-name="P58" svg:x1="2.3402in" svg:y1="0in" svg:x2="3.6929in" svg:y2="2.0583in"><text:p/></draw:line><draw:line text:anchor-type="paragraph" draw:z-index="29" draw:name="Line 1" draw:style-name="gr3" draw:text-style-name="P58" svg:x1="2.3402in" svg:y1="1.0504in" svg:x2="5.1909in" svg:y2="1.0402in"><text:p/></draw:line><draw:custom-shape text:anchor-type="char" draw:z-index="18" draw:name="Shape 14" draw:style-name="gr2" draw:text-style-name="P57"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2" draw:text-style-name="P57"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2" draw:text-style-name="P57"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2" draw:text-style-name="P57"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2" draw:text-style-name="P57"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2" draw:text-style-name="P57"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2" draw:text-style-name="P57"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2" draw:text-style-name="P57"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5" draw:text-style-name="P56" svg:width="2.8504in" svg:height="2.0587in"><text:p/><draw:enhanced-geometry svg:viewBox="0 0 21600 21600" draw:type="rectangle" draw:enhanced-path="M 0 0 L 21600 0 21600 21600 0 21600 0 0 Z N"/></draw:custom-shape></text:p>
      <text:p text:style-name="P30"/>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1"/>
      <text:p text:style-name="P21"><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30"/>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1"/>
      <text:p text:style-name="P29">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30"/>
      <text:p text:style-name="P44">Base Pay: 1.2M (1v1) or <text:span text:style-name="T12">1.0</text:span>M (2v2) <text:span text:style-name="T8">C-bills</text:span> per commander if no objectives are completed.</text:p>
      <text:p text:style-name="P9">---------------------------- START TRANSMISSION ---------------------------</text:p>
      <text:p text:style-name="P23"><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3">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6"/>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6"/>
      <text:p text:style-name="P42"><draw:frame draw:style-name="fr1" draw:name="Image3" text:anchor-type="as-char" svg:width="2.0835in" svg:height="2.0835in" draw:z-index="30"><draw:image xlink:href="Pictures/10000001000000C8000000C8402A42528C1F1FD0.png" xlink:type="simple" xlink:show="embed" xlink:actuate="onLoad" draw:mime-type="image/png"/></draw:frame></text:p>
      <text:p text:style-name="P10"/>
      <text:p text:style-name="P43"/>
      <text:p text:style-name="P24"><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6"/>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6"/>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5"><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5">Unit <text:span text:style-name="T3">Limits</text:span>: 6K BV for 1v1, <text:span text:style-name="T12">10</text:span>K for 2v2.</text:p>
      <text:p text:style-name="P37"/>
      <text:p text:style-name="P26">Map: <text:span text:style-name="T73">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6"/>
      <text:p text:style-name="P28"><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6"><draw:custom-shape text:anchor-type="paragraph" draw:z-index="36" draw:name="Shape 26" draw:style-name="gr1" draw:text-style-name="P56"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35" draw:name="Shape 6" draw:style-name="gr1" draw:text-style-name="P56"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2" draw:name="Shape 20" draw:style-name="gr1" draw:text-style-name="P56"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1" draw:name="Shape 21" draw:style-name="gr1" draw:text-style-name="P56"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1" draw:name="Shape 22" draw:style-name="gr2" draw:text-style-name="P57"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3" draw:style-name="gr2" draw:text-style-name="P57"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4" draw:style-name="gr2" draw:text-style-name="P57"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0" draw:name="Shape 18" draw:style-name="gr6" draw:text-style-name="P56"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4" draw:name="Shape 25" draw:style-name="gr2" draw:text-style-name="P57"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7"><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7"/>
      <text:p text:style-name="P27"><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8"/>
      <text:p text:style-name="P27"><text:span text:style-name="T3">Base Pay: 1.2M (1v1) or </text:span><text:span text:style-name="T22">1.0</text:span><text:span text:style-name="T3">M (2v2) </text:span><text:span text:style-name="T8">C-bills</text:span><text:span text:style-name="T3"> per commander if no objectives are completed.</text:span></text:p>
      <text:p text:style-name="P49"/>
      <text:p text:style-name="P50"/>
      <text:p text:style-name="P4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7">Result</text:p>
          </table:table-cell>
          <table:table-cell table:style-name="CastleBrianRAT.B1" office:value-type="string">
            <text:p text:style-name="P48">Unit</text:p>
          </table:table-cell>
        </table:table-row>
        <table:table-row>
          <table:table-cell table:style-name="CastleBrianRAT.A2" office:value-type="string">
            <text:p text:style-name="P46">2</text:p>
          </table:table-cell>
          <table:table-cell table:style-name="CastleBrianRAT.B2" office:value-type="string">
            <text:p text:style-name="P55">Jump Platoon (SRM)</text:p>
          </table:table-cell>
        </table:table-row>
        <table:table-row>
          <table:table-cell table:style-name="CastleBrianRAT.A2" office:value-type="string">
            <text:p text:style-name="P46">3</text:p>
          </table:table-cell>
          <table:table-cell table:style-name="CastleBrianRAT.B2" office:value-type="string">
            <text:p text:style-name="P53">Nighthawk PA(L) Mk. XXII</text:p>
          </table:table-cell>
        </table:table-row>
        <table:table-row>
          <table:table-cell table:style-name="CastleBrianRAT.A2" office:value-type="string">
            <text:p text:style-name="P46">4</text:p>
          </table:table-cell>
          <table:table-cell table:style-name="CastleBrianRAT.B2" office:value-type="string">
            <text:p text:style-name="P53">Jump Platoon (Rifle, Ballistic)</text:p>
          </table:table-cell>
        </table:table-row>
        <table:table-row>
          <table:table-cell table:style-name="CastleBrianRAT.A2" office:value-type="string">
            <text:p text:style-name="P46">5</text:p>
          </table:table-cell>
          <table:table-cell table:style-name="CastleBrianRAT.B2" office:value-type="string">
            <text:p text:style-name="P45"><text:span text:style-name="T74">Cobra Transport</text:span> VTOL <text:span text:style-name="T74">(Command)</text:span></text:p>
          </table:table-cell>
        </table:table-row>
        <table:table-row>
          <table:table-cell table:style-name="CastleBrianRAT.A2" office:value-type="string">
            <text:p text:style-name="P46">6</text:p>
          </table:table-cell>
          <table:table-cell table:style-name="CastleBrianRAT.B2" office:value-type="string">
            <text:p text:style-name="P45">Thor Artillery Vehicle</text:p>
          </table:table-cell>
        </table:table-row>
        <table:table-row>
          <table:table-cell table:style-name="CastleBrianRAT.A2" office:value-type="string">
            <text:p text:style-name="P46">7</text:p>
          </table:table-cell>
          <table:table-cell table:style-name="CastleBrianRAT.B2" office:value-type="string">
            <text:p text:style-name="P45">Nightshade ECM VTOL (Royal)</text:p>
          </table:table-cell>
        </table:table-row>
        <table:table-row>
          <table:table-cell table:style-name="CastleBrianRAT.A2" office:value-type="string">
            <text:p text:style-name="P46">8</text:p>
          </table:table-cell>
          <table:table-cell table:style-name="CastleBrianRAT.B2" office:value-type="string">
            <text:p text:style-name="P45">Lightning Attack Hovercraft (Royal)</text:p>
          </table:table-cell>
        </table:table-row>
        <table:table-row>
          <table:table-cell table:style-name="CastleBrianRAT.A2" office:value-type="string">
            <text:p text:style-name="P46">9</text:p>
          </table:table-cell>
          <table:table-cell table:style-name="CastleBrianRAT.B2" office:value-type="string">
            <text:p text:style-name="P45">Cyrano Gunship (Royal)</text:p>
          </table:table-cell>
        </table:table-row>
        <table:table-row>
          <table:table-cell table:style-name="CastleBrianRAT.A2" office:value-type="string">
            <text:p text:style-name="P46">10</text:p>
          </table:table-cell>
          <table:table-cell table:style-name="CastleBrianRAT.B2" office:value-type="string">
            <text:p text:style-name="P45">Kanga Medium Hovertank</text:p>
          </table:table-cell>
        </table:table-row>
        <table:table-row>
          <table:table-cell table:style-name="CastleBrianRAT.A2" office:value-type="string">
            <text:p text:style-name="P46">11</text:p>
          </table:table-cell>
          <table:table-cell table:style-name="CastleBrianRAT.B2" office:value-type="string">
            <text:p text:style-name="P45">Zephyr Hovertank (Royal)</text:p>
          </table:table-cell>
        </table:table-row>
        <table:table-row>
          <table:table-cell table:style-name="CastleBrianRAT.A2" office:value-type="string">
            <text:p text:style-name="P46">12</text:p>
          </table:table-cell>
          <table:table-cell table:style-name="CastleBrianRAT.B2" office:value-type="string">
            <text:p text:style-name="P45">Mobile Long Tom Artillery LT-MOB-25</text:p>
          </table:table-cell>
        </table:table-row>
        <table:table-row>
          <table:table-cell table:style-name="CastleBrianRAT.A2" office:value-type="string">
            <text:p text:style-name="P46">13</text:p>
          </table:table-cell>
          <table:table-cell table:style-name="CastleBrianRAT.B2" office:value-type="string">
            <text:p text:style-name="P45">Von Luckner Heavy Tank (Royal)</text:p>
          </table:table-cell>
        </table:table-row>
        <table:table-row>
          <table:table-cell table:style-name="CastleBrianRAT.A2" office:value-type="string">
            <text:p text:style-name="P46">14</text:p>
          </table:table-cell>
          <table:table-cell table:style-name="CastleBrianRAT.B2" office:value-type="string">
            <text:p text:style-name="P45">Phoenix Hawk LAM PHX-HK2</text:p>
          </table:table-cell>
        </table:table-row>
        <table:table-row>
          <table:table-cell table:style-name="CastleBrianRAT.A2" office:value-type="string">
            <text:p text:style-name="P46">15</text:p>
          </table:table-cell>
          <table:table-cell table:style-name="CastleBrianRAT.B2" office:value-type="string">
            <text:p text:style-name="P45">Wolverine II WVR-7H</text:p>
          </table:table-cell>
        </table:table-row>
        <table:table-row>
          <table:table-cell table:style-name="CastleBrianRAT.A2" office:value-type="string">
            <text:p text:style-name="P46">16</text:p>
          </table:table-cell>
          <table:table-cell table:style-name="CastleBrianRAT.B2" office:value-type="string">
            <text:p text:style-name="P45">Grasshopper GHR-5H</text:p>
          </table:table-cell>
        </table:table-row>
        <table:table-row table:style-name="CastleBrianRAT.17">
          <table:table-cell table:style-name="CastleBrianRAT.A17" office:value-type="string">
            <text:p text:style-name="P46">17</text:p>
          </table:table-cell>
          <table:table-cell table:style-name="CastleBrianRAT.B17" office:value-type="string">
            <text:p text:style-name="P45">Atlas II AS7-D-H2</text:p>
          </table:table-cell>
        </table:table-row>
      </table:table>
      <text:p text:style-name="P49"/>
      <text:p text:style-name="P51"><text:span text:style-name="T65">Castle Brian </text:span>Random Assignment Table</text:p>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13T16:52:06.949977629</dc:date>
    <meta:editing-duration>PT18H49M22S</meta:editing-duration>
    <meta:editing-cycles>104</meta:editing-cycles>
    <meta:generator>LibreOffice/7.5.6.2$Linux_X86_64 LibreOffice_project/50$Build-2</meta:generator>
    <meta:document-statistic meta:table-count="1" meta:image-count="3" meta:object-count="0" meta:page-count="7" meta:paragraph-count="89" meta:word-count="1643" meta:character-count="10087" meta:non-whitespace-character-count="8511"/>
  </office:meta>
</office:document-meta>
</file>